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1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397.5pt" svg:y="2.83pt">
            <loext:p draw:notify-on-update-of-ranges="Sheet1.A1:Sheet1.A1 Sheet1.A2:Sheet1.A22 Sheet1.B1:Sheet1.B1 Sheet1.B2:Sheet1.B22 Sheet1.A1:Sheet1.A1 Sheet1.A2:Sheet1.A22 Sheet1.C1:Sheet1.C1 Sheet1.C2:Sheet1.C22 Sheet1.A1:Sheet1.A1 Sheet1.A2:Sheet1.A22 Sheet1.D1:Sheet1.D1 Sheet1.D2:Sheet1.D22 Sheet1.A1:Sheet1.A1 Sheet1.A2:Sheet1.A22 Sheet1.E1:Sheet1.E1 Sheet1.E2:Sheet1.E22 Sheet1.A1:Sheet1.A1 Sheet1.A2:Sheet1.A22 Sheet1.F1:Sheet1.F1 Sheet1.F2:Sheet1.F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Kinetic Energy</text:p>
          </table:table-cell>
          <table:table-cell office:value-type="string" calcext:value-type="string">
            <text:p>Pion </text:p>
          </table:table-cell>
          <table:table-cell office:value-type="string" calcext:value-type="string">
            <text:p>Muo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Kaon</text:p>
          </table:table-cell>
          <table:table-cell office:value-type="string" calcext:value-type="string">
            <text:p>Photon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2483" calcext:value-type="float">
            <text:p>0.2483</text:p>
          </table:table-cell>
          <table:table-cell office:value-type="float" office:value="0.141865" calcext:value-type="float">
            <text:p>0.141865</text:p>
          </table:table-cell>
          <table:table-cell office:value-type="float" office:value="0.0348198" calcext:value-type="float">
            <text:p>0.034819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4181" calcext:value-type="float">
            <text:p>0.4181</text:p>
          </table:table-cell>
          <table:table-cell office:value-type="float" office:value="0.85373" calcext:value-type="float">
            <text:p>0.85373</text:p>
          </table:table-cell>
          <table:table-cell office:value-type="float" office:value="0.189728" calcext:value-type="float">
            <text:p>0.189728</text:p>
          </table:table-cell>
          <table:table-cell office:value-type="float" office:value="0.00595238" calcext:value-type="float">
            <text:p>0.0059523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09" calcext:value-type="float">
            <text:p>0.509</text:p>
          </table:table-cell>
          <table:table-cell office:value-type="float" office:value="0.947849" calcext:value-type="float">
            <text:p>0.947849</text:p>
          </table:table-cell>
          <table:table-cell office:value-type="float" office:value="0.167669" calcext:value-type="float">
            <text:p>0.167669</text:p>
          </table:table-cell>
          <table:table-cell office:value-type="float" office:value="0.11484" calcext:value-type="float">
            <text:p>0.1148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586" calcext:value-type="float">
            <text:p>0.586</text:p>
          </table:table-cell>
          <table:table-cell office:value-type="float" office:value="0.966917" calcext:value-type="float">
            <text:p>0.966917</text:p>
          </table:table-cell>
          <table:table-cell office:value-type="float" office:value="0.145" calcext:value-type="float">
            <text:p>0.145</text:p>
          </table:table-cell>
          <table:table-cell office:value-type="float" office:value="0.316023" calcext:value-type="float">
            <text:p>0.316023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636289" calcext:value-type="float">
            <text:p>0.636289</text:p>
          </table:table-cell>
          <table:table-cell office:value-type="float" office:value="0.966755" calcext:value-type="float">
            <text:p>0.966755</text:p>
          </table:table-cell>
          <table:table-cell office:value-type="float" office:value="0.120701" calcext:value-type="float">
            <text:p>0.120701</text:p>
          </table:table-cell>
          <table:table-cell office:value-type="float" office:value="0.440887" calcext:value-type="float">
            <text:p>0.440887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59294" calcext:value-type="float">
            <text:p>0.659294</text:p>
          </table:table-cell>
          <table:table-cell office:value-type="float" office:value="0.966647" calcext:value-type="float">
            <text:p>0.966647</text:p>
          </table:table-cell>
          <table:table-cell office:value-type="float" office:value="0.103666" calcext:value-type="float">
            <text:p>0.103666</text:p>
          </table:table-cell>
          <table:table-cell office:value-type="float" office:value="0.491847" calcext:value-type="float">
            <text:p>0.491847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66538" calcext:value-type="float">
            <text:p>0.66538</text:p>
          </table:table-cell>
          <table:table-cell office:value-type="float" office:value="0.969355" calcext:value-type="float">
            <text:p>0.969355</text:p>
          </table:table-cell>
          <table:table-cell office:value-type="float" office:value="0.0885435" calcext:value-type="float">
            <text:p>0.0885435</text:p>
          </table:table-cell>
          <table:table-cell office:value-type="float" office:value="0.520251" calcext:value-type="float">
            <text:p>0.520251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666363" calcext:value-type="float">
            <text:p>0.666363</text:p>
          </table:table-cell>
          <table:table-cell office:value-type="float" office:value="0.972396" calcext:value-type="float">
            <text:p>0.972396</text:p>
          </table:table-cell>
          <table:table-cell office:value-type="float" office:value="0.0841348" calcext:value-type="float">
            <text:p>0.0841348</text:p>
          </table:table-cell>
          <table:table-cell office:value-type="float" office:value="0.533724" calcext:value-type="float">
            <text:p>0.533724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651976" calcext:value-type="float">
            <text:p>0.651976</text:p>
          </table:table-cell>
          <table:table-cell office:value-type="float" office:value="0.975224" calcext:value-type="float">
            <text:p>0.975224</text:p>
          </table:table-cell>
          <table:table-cell office:value-type="float" office:value="0.0740424" calcext:value-type="float">
            <text:p>0.0740424</text:p>
          </table:table-cell>
          <table:table-cell office:value-type="float" office:value="0.526267" calcext:value-type="float">
            <text:p>0.52626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64842" calcext:value-type="float">
            <text:p>0.64842</text:p>
          </table:table-cell>
          <table:table-cell office:value-type="float" office:value="0.977778" calcext:value-type="float">
            <text:p>0.977778</text:p>
          </table:table-cell>
          <table:table-cell office:value-type="float" office:value="0.068277" calcext:value-type="float">
            <text:p>0.068277</text:p>
          </table:table-cell>
          <table:table-cell office:value-type="float" office:value="0.545956" calcext:value-type="float">
            <text:p>0.545956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67121" calcext:value-type="float">
            <text:p>0.67121</text:p>
          </table:table-cell>
          <table:table-cell office:value-type="float" office:value="0.974446" calcext:value-type="float">
            <text:p>0.974446</text:p>
          </table:table-cell>
          <table:table-cell office:value-type="float" office:value="0.0545145" calcext:value-type="float">
            <text:p>0.0545145</text:p>
          </table:table-cell>
          <table:table-cell office:value-type="float" office:value="0.658537" calcext:value-type="float">
            <text:p>0.658537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65653" calcext:value-type="float">
            <text:p>0.65653</text:p>
          </table:table-cell>
          <table:table-cell office:value-type="float" office:value="0.973166" calcext:value-type="float">
            <text:p>0.973166</text:p>
          </table:table-cell>
          <table:table-cell office:value-type="float" office:value="0.0733453" calcext:value-type="float">
            <text:p>0.0733453</text:p>
          </table:table-cell>
          <table:table-cell office:value-type="float" office:value="0.683333" calcext:value-type="float">
            <text:p>0.683333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635484" calcext:value-type="float">
            <text:p>0.635484</text:p>
          </table:table-cell>
          <table:table-cell office:value-type="float" office:value="0.967742" calcext:value-type="float">
            <text:p>0.967742</text:p>
          </table:table-cell>
          <table:table-cell office:value-type="float" office:value="0.0322581" calcext:value-type="float">
            <text:p>0.0322581</text:p>
          </table:table-cell>
          <table:table-cell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649351" calcext:value-type="float">
            <text:p>0.649351</text:p>
          </table:table-cell>
          <table:table-cell office:value-type="float" office:value="0.948052" calcext:value-type="float">
            <text:p>0.948052</text:p>
          </table:table-cell>
          <table:table-cell office:value-type="float" office:value="0.0714286" calcext:value-type="float">
            <text:p>0.0714286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5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5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5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08:13:52.337331020</meta:creation-date>
    <dc:date>2017-08-24T09:46:52.665231206</dc:date>
    <meta:editing-duration>PT1H1M57S</meta:editing-duration>
    <meta:editing-cycles>3</meta:editing-cycles>
    <meta:generator>LibreOffice/5.1.6.2$Linux_X86_64 LibreOffice_project/10m0$Build-2</meta:generator>
    <meta:document-statistic meta:table-count="1" meta:cell-count="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04cm" svg:y="0.316cm" chart:style-name="ch2">
          <text:p>Efficency</text:p>
        </chart:title>
        <chart:legend chart:legend-position="end" svg:x="13.386cm" svg:y="3.205cm" style:legend-expansion="high" chart:style-name="ch3"/>
        <chart:plot-area chart:style-name="ch4" table:cell-range-address="Sheet1.A1:Sheet1.F22" chart:data-source-has-labels="row" svg:x="1.331cm" svg:y="1.275cm" svg:width="11.735cm" svg:height="6.564cm">
          <chartooo:coordinate-region svg:x="2.058cm" svg:y="1.475cm" svg:width="10.636cm" svg:height="5.717cm"/>
          <chart:axis chart:dimension="x" chart:name="primary-x" chart:style-name="ch5">
            <chart:title svg:x="5.619cm" svg:y="8.019cm" chart:style-name="ch6">
              <text:p>Kinetic Energy (MeV)</text:p>
            </chart:title>
          </chart:axis>
          <chart:axis chart:dimension="y" chart:name="primary-y" chart:style-name="ch5">
            <chart:title svg:x="0.451cm" svg:y="5.249cm" chart:style-name="ch7">
              <text:p>Efficency</text:p>
            </chart:title>
            <chart:grid chart:style-name="ch8" chart:class="major"/>
          </chart:axis>
          <chart:series chart:style-name="ch9" chart:values-cell-range-address="Sheet1.B2:Sheet1.B22" chart:label-cell-address="Sheet1.B1:Sheet1.B1" chart:class="chart:scatter">
            <chart:domain table:cell-range-address="Sheet1.A2:Sheet1.A22"/>
            <chart:data-point chart:repeated="21"/>
          </chart:series>
          <chart:series chart:style-name="ch10" chart:values-cell-range-address="Sheet1.C2:Sheet1.C22" chart:label-cell-address="Sheet1.C1:Sheet1.C1" chart:class="chart:scatter">
            <chart:data-point chart:repeated="21"/>
          </chart:series>
          <chart:series chart:style-name="ch11" chart:values-cell-range-address="Sheet1.D2:Sheet1.D22" chart:label-cell-address="Sheet1.D1:Sheet1.D1" chart:class="chart:scatter">
            <chart:data-point chart:repeated="21"/>
          </chart:series>
          <chart:series chart:style-name="ch12" chart:values-cell-range-address="Sheet1.E2:Sheet1.E22" chart:label-cell-address="Sheet1.E1:Sheet1.E1" chart:class="chart:scatter">
            <chart:data-point chart:repeated="21"/>
          </chart:series>
          <chart:series chart:style-name="ch13" chart:values-cell-range-address="Sheet1.F2:Sheet1.F22" chart:label-cell-address="Sheet1.F1:Sheet1.F1" chart:class="chart:scatter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ion </text:p>
                <draw:g>
                  <svg:desc>Sheet1.B1:Sheet1.B1</svg:desc>
                </draw:g>
              </table:table-cell>
              <table:table-cell office:value-type="string">
                <text:p>Muon</text:p>
                <draw:g>
                  <svg:desc>Sheet1.C1:Sheet1.C1</svg:desc>
                </draw:g>
              </table:table-cell>
              <table:table-cell office:value-type="string">
                <text:p>Electron</text:p>
                <draw:g>
                  <svg:desc>Sheet1.D1:Sheet1.D1</svg:desc>
                </draw:g>
              </table:table-cell>
              <table:table-cell office:value-type="string">
                <text:p>Kaon</text:p>
                <draw:g>
                  <svg:desc>Sheet1.E1:Sheet1.E1</svg:desc>
                </draw:g>
              </table:table-cell>
              <table:table-cell office:value-type="string">
                <text:p>Photon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2</svg:desc>
                </draw:g>
              </table:table-cell>
              <table:table-cell office:value-type="float" office:value="0">
                <text:p>0</text:p>
                <draw:g>
                  <svg:desc>Sheet1.B2:Sheet1.B22</svg:desc>
                </draw:g>
              </table:table-cell>
              <table:table-cell office:value-type="float" office:value="0">
                <text:p>0</text:p>
                <draw:g>
                  <svg:desc>Sheet1.C2:Sheet1.C22</svg:desc>
                </draw:g>
              </table:table-cell>
              <table:table-cell office:value-type="float" office:value="0">
                <text:p>0</text:p>
                <draw:g>
                  <svg:desc>Sheet1.D2:Sheet1.D22</svg:desc>
                </draw:g>
              </table:table-cell>
              <table:table-cell office:value-type="float" office:value="0">
                <text:p>0</text:p>
                <draw:g>
                  <svg:desc>Sheet1.E2:Sheet1.E22</svg:desc>
                </draw:g>
              </table:table-cell>
              <table:table-cell office:value-type="float" office:value="NaN">
                <text:p>NaN</text:p>
                <draw:g>
                  <svg:desc>Sheet1.F2:Sheet1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575">
                <text:p>0.0575</text:p>
              </table:table-cell>
              <table:table-cell office:value-type="float" office:value="0.2483">
                <text:p>0.2483</text:p>
              </table:table-cell>
              <table:table-cell office:value-type="float" office:value="0.141865">
                <text:p>0.141865</text:p>
              </table:table-cell>
              <table:table-cell office:value-type="float" office:value="0.0348198">
                <text:p>0.0348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4181">
                <text:p>0.4181</text:p>
              </table:table-cell>
              <table:table-cell office:value-type="float" office:value="0.85373">
                <text:p>0.85373</text:p>
              </table:table-cell>
              <table:table-cell office:value-type="float" office:value="0.189728">
                <text:p>0.189728</text:p>
              </table:table-cell>
              <table:table-cell office:value-type="float" office:value="0.00595238">
                <text:p>0.00595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0.509">
                <text:p>0.509</text:p>
              </table:table-cell>
              <table:table-cell office:value-type="float" office:value="0.947849">
                <text:p>0.947849</text:p>
              </table:table-cell>
              <table:table-cell office:value-type="float" office:value="0.167669">
                <text:p>0.167669</text:p>
              </table:table-cell>
              <table:table-cell office:value-type="float" office:value="0.11484">
                <text:p>0.11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0.586">
                <text:p>0.586</text:p>
              </table:table-cell>
              <table:table-cell office:value-type="float" office:value="0.966917">
                <text:p>0.966917</text:p>
              </table:table-cell>
              <table:table-cell office:value-type="float" office:value="0.145">
                <text:p>0.145</text:p>
              </table:table-cell>
              <table:table-cell office:value-type="float" office:value="0.316023">
                <text:p>0.316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0.636289">
                <text:p>0.636289</text:p>
              </table:table-cell>
              <table:table-cell office:value-type="float" office:value="0.966755">
                <text:p>0.966755</text:p>
              </table:table-cell>
              <table:table-cell office:value-type="float" office:value="0.120701">
                <text:p>0.120701</text:p>
              </table:table-cell>
              <table:table-cell office:value-type="float" office:value="0.440887">
                <text:p>0.440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0.659294">
                <text:p>0.659294</text:p>
              </table:table-cell>
              <table:table-cell office:value-type="float" office:value="0.966647">
                <text:p>0.966647</text:p>
              </table:table-cell>
              <table:table-cell office:value-type="float" office:value="0.103666">
                <text:p>0.103666</text:p>
              </table:table-cell>
              <table:table-cell office:value-type="float" office:value="0.491847">
                <text:p>0.491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0.66538">
                <text:p>0.66538</text:p>
              </table:table-cell>
              <table:table-cell office:value-type="float" office:value="0.969355">
                <text:p>0.969355</text:p>
              </table:table-cell>
              <table:table-cell office:value-type="float" office:value="0.0885435">
                <text:p>0.0885435</text:p>
              </table:table-cell>
              <table:table-cell office:value-type="float" office:value="0.520251">
                <text:p>0.520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0.666363">
                <text:p>0.666363</text:p>
              </table:table-cell>
              <table:table-cell office:value-type="float" office:value="0.972396">
                <text:p>0.972396</text:p>
              </table:table-cell>
              <table:table-cell office:value-type="float" office:value="0.0841348">
                <text:p>0.0841348</text:p>
              </table:table-cell>
              <table:table-cell office:value-type="float" office:value="0.533724">
                <text:p>0.533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0.651976">
                <text:p>0.651976</text:p>
              </table:table-cell>
              <table:table-cell office:value-type="float" office:value="0.975224">
                <text:p>0.975224</text:p>
              </table:table-cell>
              <table:table-cell office:value-type="float" office:value="0.0740424">
                <text:p>0.0740424</text:p>
              </table:table-cell>
              <table:table-cell office:value-type="float" office:value="0.526267">
                <text:p>0.526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0.64842">
                <text:p>0.64842</text:p>
              </table:table-cell>
              <table:table-cell office:value-type="float" office:value="0.977778">
                <text:p>0.977778</text:p>
              </table:table-cell>
              <table:table-cell office:value-type="float" office:value="0.068277">
                <text:p>0.068277</text:p>
              </table:table-cell>
              <table:table-cell office:value-type="float" office:value="0.545956">
                <text:p>0.545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">
                <text:p>1100</text:p>
              </table:table-cell>
              <table:table-cell office:value-type="float" office:value="0.67121">
                <text:p>0.67121</text:p>
              </table:table-cell>
              <table:table-cell office:value-type="float" office:value="0.974446">
                <text:p>0.974446</text:p>
              </table:table-cell>
              <table:table-cell office:value-type="float" office:value="0.0545145">
                <text:p>0.0545145</text:p>
              </table:table-cell>
              <table:table-cell office:value-type="float" office:value="0.658537">
                <text:p>0.658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0.65653">
                <text:p>0.65653</text:p>
              </table:table-cell>
              <table:table-cell office:value-type="float" office:value="0.973166">
                <text:p>0.973166</text:p>
              </table:table-cell>
              <table:table-cell office:value-type="float" office:value="0.0733453">
                <text:p>0.0733453</text:p>
              </table:table-cell>
              <table:table-cell office:value-type="float" office:value="0.683333">
                <text:p>0.68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">
                <text:p>1300</text:p>
              </table:table-cell>
              <table:table-cell office:value-type="float" office:value="0.635484">
                <text:p>0.635484</text:p>
              </table:table-cell>
              <table:table-cell office:value-type="float" office:value="0.967742">
                <text:p>0.967742</text:p>
              </table:table-cell>
              <table:table-cell office:value-type="float" office:value="0.0322581">
                <text:p>0.0322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">
                <text:p>1400</text:p>
              </table:table-cell>
              <table:table-cell office:value-type="float" office:value="0.649351">
                <text:p>0.649351</text:p>
              </table:table-cell>
              <table:table-cell office:value-type="float" office:value="0.948052">
                <text:p>0.948052</text:p>
              </table:table-cell>
              <table:table-cell office:value-type="float" office:value="0.0714286">
                <text:p>0.0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